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textarea-horizontal-align="justify" draw:textarea-vertical-align="middle" draw:auto-grow-height="false" fo:min-height="3.56cm" fo:min-width="3.3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svg:stroke-color="#000000" svg:stroke-opacity="90%" draw:fill-color="#000000" draw:textarea-horizontal-align="justify" draw:textarea-vertical-align="middle" draw:auto-grow-height="false" fo:min-height="0.512cm" fo:min-width="3.31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893cm" fo:min-width="1.78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.77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0.897cm"/>
    </style:style>
    <style:style style:name="gr7" style:family="graphic" style:parent-style-name="standard">
      <style:graphic-properties draw:textarea-horizontal-align="justify" draw:textarea-vertical-align="middle" draw:auto-grow-height="false" fo:min-height="4.703cm" fo:min-width="2.167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3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462cm" fo:min-width="0.995cm"/>
    </style:style>
    <style:style style:name="gr10" style:family="graphic" style:parent-style-name="standard">
      <style:graphic-properties draw:textarea-horizontal-align="justify" draw:textarea-vertical-align="middle" draw:auto-grow-height="false" fo:min-height="3.433cm" fo:min-width="0.77cm"/>
    </style:style>
    <style:style style:name="gr11" style:family="graphic" style:parent-style-name="standard">
      <style:graphic-properties draw:textarea-horizontal-align="justify" draw:textarea-vertical-align="middle" draw:auto-grow-height="false" fo:min-height="0.783cm" fo:min-width="1.676cm"/>
    </style:style>
    <style:style style:name="gr12" style:family="graphic" style:parent-style-name="standard">
      <style:graphic-properties draw:textarea-horizontal-align="justify" draw:textarea-vertical-align="middle" draw:auto-grow-height="false" fo:min-height="3.052cm" fo:min-width="1.15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5.826cm" svg:y="7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366cm" svg:y="8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0.762cm" svg:x="5.826cm" svg:y="7.4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1.143cm" svg:x="5.826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0.889cm" svg:x="5.826cm" svg:y="9.3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7cm" svg:height="0.889cm" svg:x="7.223cm" svg:y="11.2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67cm" svg:height="4.953cm" svg:x="6.715cm" svg:y="12.1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254cm" svg:height="0.381cm" svg:x="9.128cm" svg:y="9.1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67cm" svg:height="1.27cm" svg:x="6.715cm" svg:y="17.12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1.27cm" svg:height="3.683cm" svg:x="7.477cm" svg:y="18.3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286cm" svg:height="1.143cm" svg:x="7.477cm" svg:y="21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651cm" svg:height="3.302cm" svg:x="7.223cm" svg:y="12.93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2T14:47:21.265000000</meta:creation-date>
    <dc:date>2016-11-13T13:49:17.163000000</dc:date>
    <meta:editing-duration>PT22H51M45S</meta:editing-duration>
    <meta:editing-cycles>1</meta:editing-cycles>
    <meta:document-statistic meta:object-count="12"/>
    <meta:generator>LibreOffice/5.1.4.2$Windows_x86 LibreOffice_project/f99d75f39f1c57ebdd7ffc5f42867c12031db97a</meta:generator>
  </office:meta>
</office:document-meta>
</file>